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7e01" officeooo:paragraph-rsid="00057e0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u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31:08.979928876</meta:creation-date>
    <dc:date>2019-11-21T13:32:41.848827181</dc:date>
    <meta:editing-duration>PT1M33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6.0.7.3$Linux_X86_64 LibreOffice_project/00m0$Build-3</meta:generator>
  </office:meta>
</office:document-meta>
</file>